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f7c6c" officeooo:paragraph-rsid="001f7c6c"/>
    </style:style>
    <style:style style:name="P2" style:family="paragraph" style:parent-style-name="Text_20_body">
      <style:text-properties fo:font-weight="normal" officeooo:rsid="0024dbc8" officeooo:paragraph-rsid="0024dbc8" style:font-weight-asian="normal" style:font-weight-complex="normal"/>
    </style:style>
    <style:style style:name="P3" style:family="paragraph" style:parent-style-name="Text_20_body">
      <style:text-properties officeooo:paragraph-rsid="0035a1fd"/>
    </style:style>
    <style:style style:name="P4" style:family="paragraph" style:parent-style-name="Text_20_body">
      <style:text-properties officeooo:rsid="002f63f6"/>
    </style:style>
    <style:style style:name="P5" style:family="paragraph" style:parent-style-name="Text_20_body">
      <style:text-properties officeooo:paragraph-rsid="003b0181"/>
    </style:style>
    <style:style style:name="P6" style:family="paragraph" style:parent-style-name="Text_20_body">
      <style:paragraph-properties fo:background-color="transparent">
        <style:background-image/>
      </style:paragraph-properties>
    </style:style>
    <style:style style:name="P7" style:family="paragraph" style:parent-style-name="Text_20_body">
      <style:paragraph-properties fo:background-color="transparent">
        <style:background-image/>
      </style:paragraph-properties>
      <style:text-properties fo:background-color="transparent"/>
    </style:style>
    <style:style style:name="P8" style:family="paragraph" style:parent-style-name="Title">
      <style:text-properties officeooo:rsid="0015ae62" officeooo:paragraph-rsid="0015ae62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>
      <style:text-properties officeooo:paragraph-rsid="0035a1fd"/>
    </style:style>
    <style:style style:name="P12" style:family="paragraph" style:parent-style-name="Text_20_body" style:list-style-name="L4">
      <style:text-properties officeooo:rsid="0044650d" officeooo:paragraph-rsid="0044650d"/>
    </style:style>
    <style:style style:name="P13" style:family="paragraph" style:parent-style-name="Text_20_body">
      <style:text-properties officeooo:paragraph-rsid="004032a7"/>
    </style:style>
    <style:style style:name="P14" style:family="paragraph" style:parent-style-name="Text_20_body">
      <style:text-properties officeooo:rsid="00457efa" officeooo:paragraph-rsid="00457efa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text-properties officeooo:paragraph-rsid="00489fcc"/>
    </style:style>
    <style:style style:name="P17" style:family="paragraph" style:parent-style-name="Text_20_body">
      <style:text-properties officeooo:rsid="004c104d" officeooo:paragraph-rsid="004c104d"/>
    </style:style>
    <style:style style:name="P18" style:family="paragraph" style:parent-style-name="Text_20_body" style:list-style-name="L6">
      <style:text-properties officeooo:paragraph-rsid="004c573b"/>
    </style:style>
    <style:style style:name="P19" style:family="paragraph" style:parent-style-name="Text_20_body" style:list-style-name="L6">
      <style:text-properties officeooo:paragraph-rsid="0050d454"/>
    </style:style>
    <style:style style:name="P20" style:family="paragraph" style:parent-style-name="Text_20_body" style:list-style-name="L6">
      <style:text-properties officeooo:paragraph-rsid="00527985"/>
    </style:style>
    <style:style style:name="P21" style:family="paragraph" style:parent-style-name="Text_20_body" style:list-style-name="L6">
      <style:text-properties officeooo:paragraph-rsid="0050d454" fo:background-color="#ffff00"/>
    </style:style>
    <style:style style:name="P22" style:family="paragraph" style:parent-style-name="Text_20_body" style:list-style-name="L6">
      <style:text-properties officeooo:paragraph-rsid="00527985" fo:background-color="#ffff00"/>
    </style:style>
    <style:style style:name="P23" style:family="paragraph" style:parent-style-name="Heading_20_3">
      <style:text-properties officeooo:paragraph-rsid="004032a7"/>
    </style:style>
    <style:style style:name="P24" style:family="paragraph" style:parent-style-name="Heading_20_3">
      <style:text-properties officeooo:paragraph-rsid="0035a1fd"/>
    </style:style>
    <style:style style:name="P25" style:family="paragraph" style:parent-style-name="Heading_20_3">
      <style:text-properties officeooo:paragraph-rsid="0041be42"/>
    </style:style>
    <style:style style:name="P26" style:family="paragraph" style:parent-style-name="Heading_20_3">
      <style:text-properties officeooo:paragraph-rsid="003817ee"/>
    </style:style>
    <style:style style:name="P27" style:family="paragraph" style:parent-style-name="Heading_20_3">
      <style:text-properties officeooo:paragraph-rsid="004c573b"/>
    </style:style>
    <style:style style:name="P28" style:family="paragraph" style:parent-style-name="Heading_20_2">
      <style:text-properties officeooo:paragraph-rsid="004032a7"/>
    </style:style>
    <style:style style:name="T1" style:family="text">
      <style:text-properties officeooo:rsid="001bfb01"/>
    </style:style>
    <style:style style:name="T2" style:family="text">
      <style:text-properties officeooo:rsid="001da82f"/>
    </style:style>
    <style:style style:name="T3" style:family="text">
      <style:text-properties officeooo:rsid="001fb686"/>
    </style:style>
    <style:style style:name="T4" style:family="text">
      <style:text-properties officeooo:rsid="002101a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101ad" fo:background-color="#ffff00" loext:char-shading-value="0"/>
    </style:style>
    <style:style style:name="T7" style:family="text">
      <style:text-properties officeooo:rsid="00489fcc" fo:background-color="#ffff00" loext:char-shading-value="0"/>
    </style:style>
    <style:style style:name="T8" style:family="text">
      <style:text-properties officeooo:rsid="002101ad" fo:background-color="#ffff99" loext:char-shading-value="0"/>
    </style:style>
    <style:style style:name="T9" style:family="text">
      <style:text-properties officeooo:rsid="002f63f6"/>
    </style:style>
    <style:style style:name="T10" style:family="text">
      <style:text-properties officeooo:rsid="003130b6"/>
    </style:style>
    <style:style style:name="T11" style:family="text">
      <style:text-properties officeooo:rsid="003328d2"/>
    </style:style>
    <style:style style:name="T12" style:family="text">
      <style:text-properties officeooo:rsid="00489fcc"/>
    </style:style>
    <style:style style:name="T13" style:family="text">
      <style:text-properties officeooo:rsid="004a53b4"/>
    </style:style>
    <style:style style:name="T14" style:family="text">
      <style:text-properties officeooo:rsid="004d84f4"/>
    </style:style>
    <style:style style:name="T15" style:family="text">
      <style:text-properties officeooo:rsid="0050d454"/>
    </style:style>
    <style:style style:name="T16" style:family="text">
      <style:text-properties officeooo:rsid="00517e89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用户自定义业务数据模块需求分析和场景设计</text:p>
      <text:h text:style-name="Heading_20_1" text:outline-level="1">简述</text:h>
      <text:p text:style-name="Text_20_body">企业IT管理人员或企业IT开发人员通过该模块定自己的业务数据结构，业务数据关系，业务数据权限等。</text:p>
      <text:p text:style-name="Text_20_body">本文档包含了对企业业务数据种类的分析和典型业务场景描述。</text:p>
      <text:h text:style-name="Heading_20_1" text:outline-level="1"><text:bookmark-start text:name="__RefHeading__9_989162793"/>数据分析<text:bookmark-end text:name="__RefHeading__9_989162793"/></text:h>
      <text:h text:style-name="P28" text:outline-level="2">核心功能 – 用户可定义部分</text:h>
      <text:h text:style-name="P23" text:outline-level="3">基本数据类型</text:h>
      <text:p text:style-name="P2">用户可选择如下的数据类型表示一个字段</text:p>
      <text:p text:style-name="Text_20_body">数字：整数和小数，小数包括精度的设定</text:p>
      <text:p text:style-name="Text_20_body">文字：小文本和大文本，超过<text:span text:style-name="T1">100个字符的数据为大文本数据，大文本数据和小文本书的输入界面和展示方式都不一样。大文本需要支持RichText Input和html展示</text:span></text:p>
      <text:p text:style-name="Text_20_body">日期：基于日历表的日期输入</text:p>
      <text:p text:style-name="Text_20_body">时间：时间格式的输入</text:p>
      <text:p text:style-name="Text_20_body">二进制数据<text:span text:style-name="T2">：</text:span>图片<text:span text:style-name="T2">，</text:span>多媒体<text:span text:style-name="T2">，</text:span>Office文档<text:span text:style-name="T2">，PDF，压缩文本等。此类数据需要包含两部分，一部分是数据的说明，另一部分是数据本身</text:span></text:p>
      <text:p text:style-name="P6">ID数据<text:span text:style-name="T4">：支持系统自动生成和用户自定义函数生成。</text:span><text:span text:style-name="T6">（使用用户自定义函数则有用户确保数据ID的唯一性，或者系统确保？）</text:span></text:p>
      <text:p text:style-name="P7"><text:span text:style-name="T4">外键数据：用于关联其他数据结构。（</text:span><text:span text:style-name="T8">需要区分一对一关联和一对多关联类型吗？这样在显示的时候可以区分显示</text:span><text:span text:style-name="T4">）</text:span></text:p>
      <text:p text:style-name="P7">数学函数数据<text:span text:style-name="T10">：根据预定义的函数和其他字段的值计算生成的数据</text:span></text:p>
      <text:p text:style-name="P7">业务规则函数数据<text:span text:style-name="T11">：根据预定一个的业务规则和其他字段值生成的数据</text:span></text:p>
      <text:h text:style-name="Heading_20_3" text:outline-level="3">数据关系</text:h>
      <text:list xml:id="list7296965436390784124" text:style-name="L5">
        <text:list-item>
          <text:p text:style-name="P15">单一数据结构内不同文本数据字段间的互相引用<text:span text:style-name="T3">：可以通过类似“XXXX$（字段名）XXXX”的方式互相引用同一个数据结构中的字段。</text:span></text:p>
        </text:list-item>
        <text:list-item>
          <text:p text:style-name="P15">不同数据结构之间的关联：数据之间可包含一对一和一对多的关联。</text:p>
        </text:list-item>
        <text:list-item>
          <text:p text:style-name="P16">当不同数据结构包含有关联关系时，依赖数据可以引用被依赖数据中的字段。如，</text:p>
          <text:list>
            <text:list-item>
              <text:p text:style-name="P16">B依赖A，</text:p>
            </text:list-item>
            <text:list-item>
              <text:p text:style-name="P16">在B数据中的字段X可通过<text:span text:style-name="T12">$(A(id).Y)包含A.Y中的数据</text:span></text:p>
            </text:list-item>
            <text:list-item>
              <text:p text:style-name="P16"><text:span text:style-name="T12">B数据的字段X将作为只读字段，且该字段的值将随着A.Y的值变化而变化（</text:span><text:span text:style-name="T7">是否允许用户选择，只读或者可写？如果允许用户修改，是否修改与之关联的对象？</text:span><text:span text:style-name="T12">）</text:span></text:p>
            </text:list-item>
          </text:list>
        </text:list-item>
      </text:list>
      <text:h text:style-name="Heading_20_3" text:outline-level="3">数据展示</text:h>
      <text:p text:style-name="Text_20_body">以一个数据结构为单元的数据展示<text:span text:style-name="T10">。用户可以针对一个数据结构定义其字段的排版方式。包括：</text:span></text:p>
      <text:list xml:id="list1632414972319246885" text:style-name="L1">
        <text:list-item>
          <text:p text:style-name="P9">字段分组</text:p>
        </text:list-item>
        <text:list-item>
          <text:p text:style-name="P9">字段在分组中的显示位置<text:span text:style-name="T10">，顺序</text:span></text:p>
        </text:list-item>
        <text:list-item>
          <text:p text:style-name="P9">字段组的显示位置<text:span text:style-name="T10">，顺序</text:span></text:p>
        </text:list-item>
        <text:list-item>
          <text:p text:style-name="P9">字段组的背景色，标题，边框等</text:p>
        </text:list-item>
        <text:list-item>
          <text:p text:style-name="P9">突出显示某字段</text:p>
        </text:list-item>
        <text:list-item>
          <text:p text:style-name="P9">特殊显示位置</text:p>
          <text:list>
            <text:list-item>
              <text:p text:style-name="P9">标题</text:p>
            </text:list-item>
            <text:list-item>
              <text:p text:style-name="P9">表单头<text:span text:style-name="T10">：左上角，右上角，左下角，右下角</text:span></text:p>
            </text:list-item>
            <text:list-item>
              <text:p text:style-name="P9">表单脚注<text:span text:style-name="T10">，题头说明</text:span></text:p>
            </text:list-item>
          </text:list>
        </text:list-item>
      </text:list>
      <text:h text:style-name="Heading_20_3" text:outline-level="3">数据的产生方式</text:h>
      <text:list xml:id="list2018510883644473008" text:style-name="L2">
        <text:list-item>
          <text:p text:style-name="P10">人工输入</text:p>
        </text:list-item>
        <text:list-item>
          <text:p text:style-name="P10">列表选择<text:span text:style-name="T13">（单选）</text:span></text:p>
        </text:list-item>
        <text:list-item>
          <text:p text:style-name="P10">checkbox选择<text:span text:style-name="T13">（多选）</text:span></text:p>
        </text:list-item>
        <text:list-item>
          <text:p text:style-name="P10">自动补全</text:p>
        </text:list-item>
        <text:list-item>
          <text:p text:style-name="P10">根据已有数据自动生成</text:p>
        </text:list-item>
      </text:list>
      <text:h text:style-name="P24" text:outline-level="3">数据业务流</text:h>
      <text:p text:style-name="P3">用户可以定义数据的业务状态和每个状态对应的上下游操作。数据加工流，反应了数据的业务状态。</text:p>
      <text:list xml:id="list7784004470537930863" text:style-name="L3">
        <text:list-item>
          <text:p text:style-name="P11">数据业务状态，用户可自定义业务状态配合业务规则操作数据</text:p>
        </text:list-item>
        <text:list-item>
          <text:p text:style-name="P11">业务规则的定义，用户可定义业务规则，系统通过预定义的业务规则和当前业务数据</text:p>
          <text:list>
            <text:list-item>
              <text:p text:style-name="P11">判断下一步或上一步（回滚）操作。</text:p>
            </text:list-item>
            <text:list-item>
              <text:p text:style-name="P11">可视权限</text:p>
            </text:list-item>
            <text:list-item>
              <text:p text:style-name="P11">可修改权限</text:p>
            </text:list-item>
          </text:list>
        </text:list-item>
      </text:list>
      <text:h text:style-name="P23" text:outline-level="3">数据有效性约束</text:h>
      <text:p text:style-name="P14">用户可以自定义表单的有效性约束，有效性约束包含</text:p>
      <text:list xml:id="list2092964338585453784" text:style-name="L4">
        <text:list-item>
          <text:p text:style-name="P12">必填</text:p>
        </text:list-item>
        <text:list-item>
          <text:p text:style-name="P12">数字预定义有效范围</text:p>
        </text:list-item>
        <text:list-item>
          <text:p text:style-name="P12">数据值业务逻辑约束，可根据当前数据结构中其他字段的值和特定逻辑确定数据的有效性。</text:p>
        </text:list-item>
      </text:list>
      <text:h text:style-name="P25" text:outline-level="3">数据类型变更</text:h>
      <text:p text:style-name="P17">（<text:span text:style-name="T5">是否支持数据的类型变更，如果支持是否要限定变更的范围，如数字可变更为字符，字符不可变更为数字，等？</text:span>）</text:p>
      <text:h text:style-name="P27" text:outline-level="3">数据版本</text:h>
      <text:list xml:id="list6572495796626978355" text:style-name="L6">
        <text:list-item>
          <text:p text:style-name="P18">包含数据的修改版本<text:span text:style-name="T14">，和历史修改记录。</text:span></text:p>
        </text:list-item>
        <text:list-item>
          <text:p text:style-name="P18">修改前的数据作为历史数据快照保存</text:p>
        </text:list-item>
        <text:list-item>
          <text:p text:style-name="P18">修改后的数据作为当前生效数据</text:p>
        </text:list-item>
        <text:list-item>
          <text:p text:style-name="P19">历史数据包含<text:span text:style-name="T14">，数据的修订者，修订时间和修订原因说明</text:span></text:p>
        </text:list-item>
        <text:list-item>
          <text:p text:style-name="P21">从系统空间的角度<text:span text:style-name="T15">，</text:span>需要设定保存的历史版本数量限制吗？</text:p>
        </text:list-item>
      </text:list>
      <text:h text:style-name="P28" text:outline-level="2">核心功能 – 系统部分</text:h>
      <text:h text:style-name="Heading_20_3" text:outline-level="3">系统保留字段</text:h>
      <text:p text:style-name="P13">每一个用户自定的数据结构中都必须包含系统固定字段<text:span text:style-name="T16">，系统</text:span></text:p>
      <text:h text:style-name="Heading_20_3" text:outline-level="3">系统数据操作行为</text:h>
      <text:h text:style-name="Heading_20_4" text:outline-level="4">数据版本控制</text:h>
      <text:list xml:id="list231305266554875" text:continue-numbering="true" text:style-name="L6">
        <text:list-item>
          <text:p text:style-name="P20">包含数据的修改版本<text:span text:style-name="T14">，和历史修改记录。</text:span></text:p>
        </text:list-item>
        <text:list-item>
          <text:p text:style-name="P20">修改前的数据作为历史数据快照保存</text:p>
        </text:list-item>
        <text:list-item>
          <text:p text:style-name="P20">修改后的数据作为当前生效数据</text:p>
        </text:list-item>
        <text:list-item>
          <text:p text:style-name="P20">历史数据包含<text:span text:style-name="T14">，数据的修订者，修订时间和修订原因说明</text:span></text:p>
        </text:list-item>
        <text:list-item>
          <text:p text:style-name="P22">从系统空间的角度<text:span text:style-name="T15">，</text:span>需要设定保存的历史版本数量限制吗？</text:p>
        </text:list-item>
      </text:list>
      <text:h text:style-name="P28" text:outline-level="2">增强功能</text:h>
      <text:h text:style-name="Heading_20_3" text:outline-level="3">数据索引</text:h>
      <text:h text:style-name="Heading_20_3" text:outline-level="3">数据加解密</text:h>
      <text:h text:style-name="Heading_20_3" text:outline-level="3">数据压缩与解压缩</text:h>
      <text:h text:style-name="Heading_20_3" text:outline-level="3">数据共享</text:h>
      <text:h text:style-name="P26" text:outline-level="3">数据存储方式</text:h>
      <text:h text:style-name="Heading_20_3" text:outline-level="3">数据报表</text:h>
      <text:h text:style-name="Heading_20_1" text:outline-level="1">业务场景</text:h>
      <text:p text:style-name="Text_20_body">宜家购物业务场景模拟。</text:p>
      <text:p text:style-name="Text_20_body">采购订单--<text:span text:style-name="T9">&gt; 提货单--&gt;送货单--&gt;装配单</text:span></text:p>
      <text:p text:style-name="Text_20_body">采购单价超过<text:span text:style-name="T9">10万需要财务审批</text:span></text:p>
      <text:p text:style-name="Text_20_body">折扣超过<text:span text:style-name="T9">20%需要部门经理审批</text:span></text:p>
      <text:p text:style-name="P4">缺货，需要提交补货单，当对应采购单金额超过10万，需要提交加急补货单</text:p>
      <text:p text:style-name="Text_20_body"/>
      <text:p text:style-name="Text_20_body"/>
      <text:h text:style-name="Heading_20_1" text:outline-level="1">参考资料</text:h>
      <text:p text:style-name="P1"><text:a xlink:type="simple" xlink:href="http://www.w3school.com.cn/html5/">http://www.w3school.com.cn/html5/</text:a></text:p>
      <text:p text:style-name="P1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9:02:35.045581954</meta:creation-date>
    <dc:date>2015-07-05T23:13:03.581828856</dc:date>
    <meta:editing-duration>PT9H15M</meta:editing-duration>
    <meta:editing-cycles>64</meta:editing-cycles>
    <meta:generator>LibreOffice/4.2.8.2$Linux_X86_64 LibreOffice_project/420m0$Build-2</meta:generator>
    <meta:document-statistic meta:table-count="0" meta:image-count="0" meta:object-count="0" meta:page-count="1" meta:paragraph-count="86" meta:word-count="1622" meta:character-count="1847" meta:non-whitespace-character-count="1793"/>
  </office:meta>
</office:document-meta>
</file>